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ECA000018EB000005E451709B918BFCB5DE.svg" manifest:media-type="image/svg+xml"/>
  <manifest:file-entry manifest:full-path="Pictures/100004780000083A0000083A479E5FAAF71BCF82.svg" manifest:media-type="image/svg+xml"/>
  <manifest:file-entry manifest:full-path="Pictures/1000894B0000D3C50000BE166EB01FE4008ADF42.svg" manifest:media-type="image/svg+xml"/>
  <manifest:file-entry manifest:full-path="Pictures/100002010000005B0000005B7F1F7C9D3F9EA79A.png" manifest:media-type="image/png"/>
  <manifest:file-entry manifest:full-path="Pictures/10000201000002C5000001F616BBEF5D4A2063FF.png" manifest:media-type="image/png"/>
  <manifest:file-entry manifest:full-path="Pictures/10000201000002A40000019E1E82CA1E37EC872A.png" manifest:media-type="image/png"/>
  <manifest:file-entry manifest:full-path="Pictures/1000172400003CF60000255676B77A9D60E6D3AF.svg" manifest:media-type="image/svg+xml"/>
  <manifest:file-entry manifest:full-path="Pictures/1000081A000004AA000004AAE1D6DA518C012631.svg" manifest:media-type="image/svg+xml"/>
  <manifest:file-entry manifest:full-path="Pictures/1000534200002884000008DFE4E77E8F46CA315D.svg" manifest:media-type="image/svg+xml"/>
  <manifest:file-entry manifest:full-path="Pictures/10000201000002EA0000029E3AD78AA3DB9E2E1C.png" manifest:media-type="image/png"/>
  <manifest:file-entry manifest:full-path="Pictures/100002010000034100000094110E753A154A3C6E.png" manifest:media-type="image/png"/>
  <manifest:file-entry manifest:full-path="Pictures/100004EB00001F1C000019577AB6A1D8BC7ACE7D.svg" manifest:media-type="image/svg+xml"/>
  <manifest:file-entry manifest:full-path="Pictures/10001A3D00004B2A00000D55CDA5D62AC9B3050A.svg" manifest:media-type="image/svg+xml"/>
  <manifest:file-entry manifest:full-path="Pictures/10000201000000C8000000C310EFD4D80E9463A6.png" manifest:media-type="image/png"/>
  <manifest:file-entry manifest:full-path="Pictures/10000201000001140000004125D1F702E2C8F802.png" manifest:media-type="image/png"/>
  <manifest:file-entry manifest:full-path="Pictures/10000000000005E20000016450A959F64442BBEE.jpg" manifest:media-type="image/jpeg"/>
  <manifest:file-entry manifest:full-path="Pictures/100002010000003400000034DA9BC50BA1E92319.png" manifest:media-type="image/png"/>
  <manifest:file-entry manifest:full-path="Pictures/10000201000001C10000006200E69FBDEFA20851.png" manifest:media-type="image/png"/>
  <manifest:file-entry manifest:full-path="Pictures/1000020100000227000002275124CEFC361E93AF.png" manifest:media-type="image/png"/>
  <manifest:file-entry manifest:full-path="Pictures/10000201000001330000013380CF2F6EF2503781.png" manifest:media-type="image/png"/>
  <manifest:file-entry manifest:full-path="Pictures/10000D7E00003FF700002D42ED21A97A3EB596E8.svg" manifest:media-type="image/svg+xml"/>
  <manifest:file-entry manifest:full-path="Pictures/10001A0D000031B6000031B6C5875DEC687F37EB.svg" manifest:media-type="image/svg+xml"/>
  <manifest:file-entry manifest:full-path="Pictures/10000201000001590000011925B7BB5DBB4DBBD4.png" manifest:media-type="image/png"/>
  <manifest:file-entry manifest:full-path="Pictures/1000040000001BB000001BB07882490F78FF8C3E.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dddddd" draw:marker-start-width="0.322cm" draw:marker-end-width="0.322cm" draw:fill="solid" draw:fill-color="#6666ff" draw:opacity="8%" draw:opacity-name="" draw:textarea-horizontal-align="justify" draw:textarea-vertical-align="middle" draw:auto-grow-height="false" fo:min-height="7.841cm" fo:min-width="10.066cm" fo:padding-top="0.166cm" fo:padding-bottom="0.166cm" fo:padding-left="0.291cm" fo:padding-right="0.291cm" fo:wrap-option="no-wrap"/>
    </style:style>
    <style:style style:name="gr2" style:family="graphic" style:parent-style-name="standard">
      <style:graphic-properties svg:stroke-color="#808080" draw:fill-color="#ffffff" draw:textarea-horizontal-align="justify" draw:textarea-vertical-align="middle" draw:auto-grow-height="false" fo:min-height="1.376cm" fo:min-width="2.726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808080" draw:fill-color="#ffffff" draw:textarea-horizontal-align="justify" draw:textarea-vertical-align="middle" draw:auto-grow-height="false" fo:min-height="1.646cm" fo:min-width="3.501cm"/>
    </style:style>
    <style:style style:name="gr6" style:family="graphic" style:parent-style-name="standard">
      <style:graphic-properties draw:stroke="none" svg:stroke-color="#000000" draw:fill="none" draw:fill-color="#ffffff" draw:textarea-horizontal-align="left" draw:auto-grow-height="true" draw:auto-grow-width="false" fo:min-height="1.765cm" fo:min-width="3.139cm"/>
    </style:style>
    <style:style style:name="gr7" style:family="graphic" style:parent-style-name="standard">
      <style:graphic-properties svg:stroke-color="#808080" draw:fill-color="#ffffff" draw:textarea-horizontal-align="justify" draw:textarea-vertical-align="middle" draw:auto-grow-height="false" fo:min-height="1.209cm" fo:min-width="1.201cm"/>
    </style:style>
    <style:style style:name="gr8" style:family="graphic" style:parent-style-name="standard">
      <style:graphic-properties draw:stroke="none" svg:stroke-color="#000000" draw:fill="none" draw:fill-color="#ffffff" draw:textarea-horizontal-align="left" draw:auto-grow-height="true" draw:auto-grow-width="false" fo:min-height="1.537cm" fo:min-width="1.966cm"/>
    </style:style>
    <style:style style:name="gr9" style:family="graphic" style:parent-style-name="objectwithoutfill">
      <style:graphic-properties draw:marker-end="Symmetric_20_Arrow" draw:marker-end-width="0.3cm" draw:fill="none" draw:textarea-vertical-align="middle"/>
    </style:style>
    <style:style style:name="gr10" style:family="graphic" style:parent-style-name="standard">
      <style:graphic-properties svg:stroke-color="#ffffff" draw:fill="solid" draw:fill-color="#ffffff" draw:textarea-horizontal-align="justify" draw:textarea-vertical-align="middle" draw:auto-grow-height="false" fo:min-height="0.246cm" fo:min-width="0cm"/>
    </style:style>
    <style:style style:name="gr11" style:family="graphic" style:parent-style-name="Object_20_with_20_no_20_fill_20_and_20_no_20_line">
      <style:graphic-properties draw:opacity="100%" draw:opacity-nam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808080" draw:fill-color="#ffffff" draw:textarea-horizontal-align="justify" draw:textarea-vertical-align="middle" draw:auto-grow-height="false" fo:min-height="1.646cm" fo:min-width="3.396cm"/>
    </style:style>
    <style:style style:name="gr13" style:family="graphic" style:parent-style-name="standard">
      <style:graphic-properties svg:stroke-color="#666666" draw:fill-color="#dddddd" draw:textarea-horizontal-align="justify" draw:textarea-vertical-align="middle" draw:auto-grow-height="false" fo:min-height="1.15cm" fo:min-width="0cm"/>
    </style:style>
    <style:style style:name="gr14" style:family="graphic" style:parent-style-name="objectwithoutfill">
      <style:graphic-properties draw:stroke="dash" draw:stroke-dash="Ultrafine_20_Dashed" svg:stroke-color="#b2b2b2" draw:marker-end="Symmetric_20_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1.111cm" fo:min-width="1.966cm"/>
    </style:style>
    <style:style style:name="gr16" style:family="graphic" style:parent-style-name="objectwithoutfill">
      <style:graphic-properties draw:stroke="dash" draw:stroke-dash="Ultrafine_20_Dashed" svg:stroke-color="#999999" draw:marker-end="Symmetric_20_Arrow" draw:marker-end-width="0.3cm" draw:fill="none" draw:textarea-vertical-align="middl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25%" style:mirror="none"/>
    </style:style>
    <style:style style:name="P1" style:family="paragraph">
      <loext:graphic-properties draw:fill="solid" draw:fill-color="#6666ff" draw:opacity="8%"/>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text-align="center"/>
      <style:text-properties fo:font-size="15pt" fo:font-weight="normal" style:font-size-asian="15pt" style:font-weight-asian="normal" style:font-size-complex="15pt" style:font-weight-complex="normal"/>
    </style:style>
    <style:style style:name="P6" style:family="paragraph">
      <loext:graphic-properties draw:fill="none" draw:fill-color="#ffffff"/>
      <style:paragraph-properties fo:text-align="center"/>
      <style:text-properties fo:font-size="15pt" fo:font-weight="normal" style:font-size-asian="15pt" style:font-weight-asian="normal" style:font-size-complex="15pt" style:font-weight-complex="normal"/>
    </style:style>
    <style:style style:name="P7" style:family="paragraph">
      <style:paragraph-properties fo:text-align="center"/>
      <style:text-properties fo:font-size="13pt" style:font-size-asian="13pt" style:font-size-complex="13pt"/>
    </style:style>
    <style:style style:name="P8" style:family="paragraph">
      <loext:graphic-properties draw:fill="none" draw:fill-color="#ffffff"/>
      <style:paragraph-properties fo:text-align="center"/>
      <style:text-properties fo:font-size="13pt" style:font-size-asian="13pt" style:font-size-complex="13pt"/>
    </style:style>
    <style:style style:name="P9" style:family="paragraph">
      <loext:graphic-properties draw:fill="none"/>
      <style:paragraph-properties fo:text-align="center"/>
    </style:style>
    <style:style style:name="P10" style:family="paragraph">
      <loext:graphic-properties draw:fill="solid" draw:fill-color="#ffffff"/>
      <style:paragraph-properties fo:text-align="center"/>
    </style:style>
    <style:style style:name="P11" style:family="paragraph">
      <loext:graphic-properties draw:opacity="100%"/>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dddddd"/>
      <style:paragraph-properties fo:text-align="center"/>
      <style:text-properties fo:font-size="12pt" style:font-size-asian="12pt" style:font-size-complex="12pt"/>
    </style:style>
    <style:style style:name="P14" style:family="paragraph">
      <style:paragraph-properties fo:text-align="center"/>
      <style:text-properties fo:font-size="14pt" style:font-size-asian="14pt" style:font-size-complex="14pt"/>
    </style:style>
    <style:style style:name="P15" style:family="paragraph">
      <loext:graphic-properties draw:fill="none" draw:fill-color="#ffffff"/>
      <style:paragraph-properties fo:text-align="center"/>
      <style:text-properties fo:font-size="14pt" style:font-size-asian="14pt" style:font-size-complex="14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font-size-asian="13pt" style:font-size-complex="13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3cm" svg:height="12.6cm" svg:x="8.5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8" draw:id="id8" draw:layer="layout" svg:width="3.4cm" svg:height="1.8cm" svg:x="18.1cm" svg:y="9.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xml:id="id6" draw:id="id6" draw:layer="layout" svg:width="0.86cm" svg:height="0.7cm" svg:x="1.368cm" svg:y="4.7cm">
          <draw:image xlink:href="Pictures/100004EB00001F1C000019577AB6A1D8BC7ACE7D.svg" xlink:type="simple" xlink:show="embed" xlink:actuate="onLoad">
            <text:p/>
          </draw:image>
          <draw:image xlink:href="Pictures/10000201000001590000011925B7BB5DBB4DBBD4.png" xlink:type="simple" xlink:show="embed" xlink:actuate="onLoad"/>
        </draw:frame>
        <draw:frame draw:style-name="gr3" draw:text-style-name="P3" xml:id="id4" draw:id="id4" draw:layer="layout" svg:width="0.9cm" svg:height="0.9cm" svg:x="1.3cm" svg:y="6.4cm">
          <draw:image xlink:href="Pictures/1000040000001BB000001BB07882490F78FF8C3E.svg" xlink:type="simple" xlink:show="embed" xlink:actuate="onLoad">
            <text:p/>
          </draw:image>
          <draw:image xlink:href="Pictures/10000201000001330000013380CF2F6EF2503781.png" xlink:type="simple" xlink:show="embed" xlink:actuate="onLoad"/>
        </draw:frame>
        <draw:frame draw:style-name="gr4" draw:text-style-name="P4" draw:layer="layout" svg:width="1.031cm" svg:height="0.962cm" svg:x="1.3cm" svg:y="5.2cm">
          <draw:text-box>
            <text:p>...</text:p>
          </draw:text-box>
        </draw:frame>
        <draw:frame draw:style-name="gr3" draw:text-style-name="P3" xml:id="id5" draw:id="id5" draw:layer="layout" svg:width="4.699cm" svg:height="1.084cm" svg:x="2.901cm" svg:y="5.4cm">
          <draw:image xlink:href="Pictures/1000534200002884000008DFE4E77E8F46CA315D.svg" xlink:type="simple" xlink:show="embed" xlink:actuate="onLoad">
            <text:p/>
          </draw:image>
          <draw:image xlink:href="Pictures/10000201000001C10000006200E69FBDEFA20851.png" xlink:type="simple" xlink:show="embed" xlink:actuate="onLoad"/>
        </draw:frame>
        <draw:custom-shape draw:style-name="gr5" draw:text-style-name="P2" xml:id="id1" draw:id="id1" draw:layer="layout" svg:width="4.205cm" svg:height="2.1cm" svg:x="10.4cm" svg:y="4.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cm" svg:height="2.015cm" svg:x="10.5cm" svg:y="6.9cm">
          <draw:text-box>
            <text:p text:style-name="P5"><text:span text:style-name="T1">Node-RED</text:span></text:p>
            <text:p text:style-name="P5"><text:span text:style-name="T2">(Watson APIs)</text:span></text:p>
          </draw:text-box>
        </draw:frame>
        <draw:custom-shape draw:style-name="gr7" draw:text-style-name="P2" xml:id="id2" draw:id="id2" draw:layer="layout" svg:width="1.7cm" svg:height="2.333cm" svg:x="15.8cm" svg:y="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3" draw:layer="layout" svg:width="1.538cm" svg:height="1.458cm" svg:x="15.9cm" svg:y="5.48cm">
          <draw:image xlink:href="Pictures/10000201000000C8000000C310EFD4D80E9463A6.png" xlink:type="simple" xlink:show="embed" xlink:actuate="onLoad">
            <text:p/>
          </draw:image>
        </draw:frame>
        <draw:frame draw:style-name="gr8" draw:text-style-name="P8" draw:layer="layout" svg:width="2.566cm" svg:height="1.787cm" svg:x="15.5cm" svg:y="7.036cm">
          <draw:text-box>
            <text:p text:style-name="P7"><text:span text:style-name="T3">Cloudant</text:span><text:span text:style-name="T4"> </text:span></text:p>
            <text:p text:style-name="P7"><text:span text:style-name="T4">NoSQL</text:span></text:p>
          </draw:text-box>
        </draw:frame>
        <draw:connector draw:style-name="gr9" draw:text-style-name="P9" draw:layer="layout" draw:type="line" svg:x1="14.605cm" svg:y1="5.95cm" svg:x2="15.8cm" svg:y2="5.966cm" draw:start-shape="id1" draw:start-glue-point="1" draw:end-shape="id2" svg:d="M14605 5950l1195 16" svg:viewBox="0 0 1196 17">
          <text:p/>
        </draw:connector>
        <draw:frame draw:style-name="gr3" draw:text-style-name="P3" draw:layer="layout" svg:width="5.5cm" svg:height="1.1cm" svg:x="10.5cm" svg:y="5.5cm">
          <draw:image xlink:href="Pictures/10001A3D00004B2A00000D55CDA5D62AC9B3050A.svg" xlink:type="simple" xlink:show="embed" xlink:actuate="onLoad">
            <text:p/>
          </draw:image>
          <draw:image xlink:href="Pictures/100002010000034100000094110E753A154A3C6E.png" xlink:type="simple" xlink:show="embed" xlink:actuate="onLoad"/>
        </draw:frame>
        <draw:custom-shape draw:style-name="gr10" draw:text-style-name="P10" draw:layer="layout" svg:width="0.7cm" svg:height="0.7cm" svg:x="11.8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7cm" svg:height="0.7cm" svg:x="11.8cm" svg:y="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1" draw:text-style-name="P11" draw:layer="layout" svg:width="0.9cm" svg:height="0.9cm" svg:x="11.7cm" svg:y="5cm">
          <draw:image xlink:href="Pictures/1000081A000004AA000004AAE1D6DA518C012631.svg" xlink:type="simple" xlink:show="embed" xlink:actuate="onLoad">
            <text:p/>
          </draw:image>
          <draw:image xlink:href="Pictures/100002010000003400000034DA9BC50BA1E92319.png" xlink:type="simple" xlink:show="embed" xlink:actuate="onLoad"/>
        </draw:frame>
        <draw:frame draw:style-name="gr3" draw:text-style-name="P3" draw:layer="layout" svg:width="1.2cm" svg:height="1.2cm" svg:x="11.5cm" svg:y="5.8cm">
          <draw:image xlink:href="Pictures/10001A0D000031B6000031B6C5875DEC687F37EB.svg" xlink:type="simple" xlink:show="embed" xlink:actuate="onLoad">
            <text:p/>
          </draw:image>
          <draw:image xlink:href="Pictures/1000020100000227000002275124CEFC361E93AF.png" xlink:type="simple" xlink:show="embed" xlink:actuate="onLoad"/>
        </draw:frame>
        <draw:custom-shape draw:style-name="gr12" draw:text-style-name="P2" xml:id="id3" draw:id="id3" draw:layer="layout" svg:width="4.1cm" svg:height="2.1cm" svg:x="18.5cm" svg:y="4.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2.9cm" svg:height="2.015cm" svg:x="19.1cm" svg:y="6.885cm">
          <draw:text-box>
            <text:p text:style-name="P5"><text:span text:style-name="T1">Node.js</text:span></text:p>
            <text:p text:style-name="P5"><text:span text:style-name="T2">(Express)</text:span></text:p>
          </draw:text-box>
        </draw:frame>
        <draw:frame draw:style-name="gr3" draw:text-style-name="P3" draw:layer="layout" svg:width="3.592cm" svg:height="2cm" svg:x="18.808cm" svg:y="4.9cm">
          <draw:image xlink:href="Pictures/1000172400003CF60000255676B77A9D60E6D3AF.svg" xlink:type="simple" xlink:show="embed" xlink:actuate="onLoad">
            <text:p/>
          </draw:image>
          <draw:image xlink:href="Pictures/10000201000002A40000019E1E82CA1E37EC872A.png" xlink:type="simple" xlink:show="embed" xlink:actuate="onLoad"/>
        </draw:frame>
        <draw:connector draw:style-name="gr9" draw:text-style-name="P9" draw:layer="layout" draw:type="line" svg:x1="17.5cm" svg:y1="5.967cm" svg:x2="18.5cm" svg:y2="5.95cm" draw:start-shape="id2" draw:start-glue-point="8" draw:end-shape="id3" draw:end-glue-point="3" svg:d="M17500 5967l1000-17" svg:viewBox="0 0 1001 18">
          <text:p/>
        </draw:connector>
        <draw:custom-shape draw:style-name="gr13" draw:text-style-name="P13" xml:id="id9" draw:id="id9" draw:layer="layout" svg:width="0.5cm" svg:height="1.4cm" svg:x="22.5cm" svg:y="5.2cm">
          <text:p text:style-name="P12"><text:span text:style-name="T5">A</text:span></text:p>
          <text:p text:style-name="P12"><text:span text:style-name="T5">P</text:span></text:p>
          <text:p text:style-name="P12"><text:span text:style-name="T5">I</text:span></text:p>
          <draw:enhanced-geometry svg:viewBox="0 0 21600 21600" draw:type="rectangle" draw:enhanced-path="M 0 0 L 21600 0 21600 21600 0 21600 0 0 Z N"/>
        </draw:custom-shape>
        <draw:frame draw:style-name="gr3" draw:text-style-name="P3" draw:layer="layout" svg:width="1.639cm" svg:height="1.251cm" svg:x="18.361cm" svg:y="9.549cm">
          <draw:image xlink:href="Pictures/10000D7E00003FF700002D42ED21A97A3EB596E8.svg" xlink:type="simple" xlink:show="embed" xlink:actuate="onLoad">
            <text:p/>
          </draw:image>
          <draw:image xlink:href="Pictures/10000201000002C5000001F616BBEF5D4A2063FF.png" xlink:type="simple" xlink:show="embed" xlink:actuate="onLoad"/>
        </draw:frame>
        <draw:frame draw:style-name="gr3" draw:text-style-name="P3" draw:layer="layout" svg:width="1.297cm" svg:height="1.4cm" svg:x="19.9cm" svg:y="9.5cm">
          <draw:image xlink:href="Pictures/100004780000083A0000083A479E5FAAF71BCF82.svg" xlink:type="simple" xlink:show="embed" xlink:actuate="onLoad">
            <text:p/>
          </draw:image>
          <draw:image xlink:href="Pictures/100002010000005B0000005B7F1F7C9D3F9EA79A.png" xlink:type="simple" xlink:show="embed" xlink:actuate="onLoad"/>
        </draw:frame>
        <draw:frame draw:style-name="gr6" draw:text-style-name="P6" draw:layer="layout" svg:width="5.2cm" svg:height="2.015cm" svg:x="17.2cm" svg:y="10.986cm">
          <draw:text-box>
            <text:p text:style-name="P5"><text:span text:style-name="T1">React + Redux</text:span></text:p>
            <text:p text:style-name="P5"><text:span text:style-name="T2">(Static web content)</text:span></text:p>
          </draw:text-box>
        </draw:frame>
        <draw:connector draw:style-name="gr14" draw:text-style-name="P9" draw:layer="layout" svg:x1="2.2cm" svg:y1="6.85cm" svg:x2="2.901cm" svg:y2="5.942cm" draw:start-shape="id4" draw:start-glue-point="1" draw:end-shape="id5" draw:end-glue-point="3" svg:d="M2200 6850h351v-908h350" svg:viewBox="0 0 702 909">
          <text:p/>
        </draw:connector>
        <draw:connector draw:style-name="gr9" draw:text-style-name="P9" draw:layer="layout" svg:x1="2.228cm" svg:y1="5.05cm" svg:x2="2.901cm" svg:y2="5.942cm" draw:start-shape="id6" draw:start-glue-point="1" draw:end-shape="id5" draw:end-glue-point="3" svg:d="M2228 5050h337v892h336" svg:viewBox="0 0 674 893">
          <text:p/>
        </draw:connector>
        <draw:frame draw:style-name="gr15" draw:text-style-name="P15" draw:layer="layout" svg:width="3cm" svg:height="1.361cm" svg:x="25.5cm" svg:y="9.313cm">
          <draw:text-box>
            <text:p text:style-name="P14"><text:span text:style-name="T6">End User</text:span><text:span text:style-name="T7"> </text:span></text:p>
          </draw:text-box>
        </draw:frame>
        <draw:connector draw:style-name="gr9" draw:text-style-name="P9" draw:layer="layout" draw:type="line" svg:x1="25.6cm" svg:y1="8.5cm" svg:x2="21.5cm" svg:y2="10.2cm" draw:start-shape="id7" draw:start-glue-point="3" draw:end-shape="id8" draw:end-glue-point="1" svg:d="M25600 8500l-4100 1700" svg:viewBox="0 0 4101 1701">
          <text:p/>
        </draw:connector>
        <draw:connector draw:style-name="gr9" draw:text-style-name="P9" draw:layer="layout" draw:type="line" svg:x1="25.6cm" svg:y1="8.5cm" svg:x2="23cm" svg:y2="5.9cm" draw:start-shape="id7" draw:start-glue-point="3" draw:end-shape="id9" draw:end-glue-point="1" svg:d="M25600 8500l-2600-2600" svg:viewBox="0 0 2601 2601">
          <text:p/>
        </draw:connector>
        <draw:frame draw:style-name="gr3" draw:text-style-name="P3" xml:id="id7" draw:id="id7" draw:layer="layout" svg:width="2.3cm" svg:height="2cm" svg:x="25.6cm" svg:y="7.5cm">
          <draw:image xlink:href="Pictures/1000894B0000D3C50000BE166EB01FE4008ADF42.svg" xlink:type="simple" xlink:show="embed" xlink:actuate="onLoad">
            <text:p/>
          </draw:image>
          <draw:image xlink:href="Pictures/10000201000002EA0000029E3AD78AA3DB9E2E1C.png" xlink:type="simple" xlink:show="embed" xlink:actuate="onLoad"/>
        </draw:frame>
        <draw:frame draw:style-name="gr3" draw:text-style-name="P3" xml:id="id10" draw:id="id10" draw:layer="layout" svg:width="5.077cm" svg:height="1.2cm" svg:x="3.023cm" svg:y="7.5cm">
          <draw:image xlink:href="Pictures/10000000000005E20000016450A959F64442BBEE.jpg" xlink:type="simple" xlink:show="embed" xlink:actuate="onLoad">
            <text:p/>
          </draw:image>
        </draw:frame>
        <draw:connector draw:style-name="gr16" draw:text-style-name="P9" draw:layer="layout" svg:x1="8.1cm" svg:y1="8.1cm" svg:x2="10.4cm" svg:y2="5.95cm" draw:start-shape="id10" draw:start-glue-point="1" draw:end-shape="id1" draw:end-glue-point="3" svg:d="M8100 8100h1149v-2150h1151" svg:viewBox="0 0 2301 2151">
          <text:p/>
        </draw:connector>
        <draw:connector draw:style-name="gr9" draw:text-style-name="P9" draw:layer="layout" svg:x1="7.6cm" svg:y1="5.942cm" svg:x2="10.4cm" svg:y2="5.95cm" draw:start-shape="id5" draw:start-glue-point="1" draw:end-shape="id1" svg:d="M7600 5942h1399v8h1401" svg:viewBox="0 0 2801 9">
          <text:p/>
        </draw:connector>
        <draw:frame draw:style-name="gr17" draw:text-style-name="P3" draw:layer="layout" svg:width="6.481cm" svg:height="1.7cm" svg:x="10.019cm" svg:y="9.7cm">
          <draw:image xlink:href="Pictures/10000ECA000018EB000005E451709B918BFCB5DE.svg" xlink:type="simple" xlink:show="embed" xlink:actuate="onLoad">
            <text:p/>
          </draw:image>
          <draw:image xlink:href="Pictures/10000201000001140000004125D1F702E2C8F802.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0:51:37.125038000</meta:creation-date>
    <dc:date>2017-05-15T14:15:02.277850000</dc:date>
    <meta:editing-duration>PT2H11M1S</meta:editing-duration>
    <meta:editing-cycles>41</meta:editing-cycles>
    <meta:generator>LibreOffice/5.2.6.2$MacOSX_X86_64 LibreOffice_project/a3100ed2409ebf1c212f5048fbe377c281438fdc</meta:generator>
    <meta:document-statistic meta:object-count="35"/>
  </office:meta>
</office:document-meta>
</file>